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8.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24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color="#990066"/>
    </style:style>
    <style:style style:name="T2" style:family="text">
      <style:text-properties fo:color="#000000"/>
    </style:style>
    <style:style style:name="T3" style:family="text">
      <style:text-properties fo:color="#800000"/>
    </style:style>
    <style:style style:name="T4" style:family="text">
      <style:text-properties fo:color="#009900"/>
    </style:style>
    <style:style style:name="T5" style:family="text">
      <style:text-properties fo:color="#009933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009933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NCTIONAL INTERFACES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An interface that contains <text:span text:style-name="T1">exactly one abstract method.</text:span></text:p>
              </text:list-item>
              <text:list-item>
                <text:p><text:span text:style-name="T2">also known as </text:span><text:span text:style-name="T3">Single Abstract Method Interfaces .</text:span></text:p>
              </text:list-item>
              <text:list-item>
                <text:p><text:span text:style-name="T2">new feature in Java</text:span><text:span text:style-name="T3">(JAVA 8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24.5cm" svg:height="18.5cm" svg:x="2cm" svg:y="1cm">
          <draw:text-box>
            <text:p/>
            <text:p/>
            <text:p/>
            <text:p>interface sayable<text:tab/><text:tab/><text:tab/><text:tab/><text:span text:style-name="T4">//functional interface</text:span></text:p>
            <text:p>{ <text:s/></text:p>
            <text:p><text:s text:c="4"/>void say(String msg); <text:s/><text:tab/><text:tab/><text:span text:style-name="T4">//abstract method</text:span></text:p>
            <text:p>} <text:s/></text:p>
            <text:p>public class FunctionalInterfaceExample implements sayable</text:p>
            <text:p>{ <text:s/></text:p>
            <text:p><text:s text:c="4"/>public void say(String msg)</text:p>
            <text:p><text:tab/>{ <text:s/></text:p>
            <text:p><text:s text:c="8"/>System.out.println(msg); <text:s/></text:p>
            <text:p><text:s text:c="3"/><text:tab/> } <text:s/></text:p>
            <text:p><text:s text:c="4"/>public static void main(String[] args)</text:p>
            <text:p><text:s/><text:tab/>{ <text:s/></text:p>
            <text:p><text:s text:c="8"/>FunctionalInterfaceExample fie = new FunctionalInterfaceExample(); <text:s/></text:p>
            <text:p><text:s text:c="8"/>fie.say("Hello there"); <text:s/></text:p>
            <text:p><text:s text:c="4"/><text:tab/>} <text:s/></text:p>
            <text:p>}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2" draw:layer="layout" svg:width="25cm" svg:height="14.491cm" svg:x="1.5cm" svg:y="1cm">
          <draw:text-box>
            <text:p/>
            <text:p/>
            <text:p>public interface FunctionalInterfaceTest</text:p>
            <text:p>{</text:p>
            <text:p>void display();</text:p>
            <text:p>}</text:p>
            <text:p>public class FunctionInterfaceTestImpl </text:p>
            <text:p>{</text:p>
            <text:p><text:s text:c="6"/>public static void main(String[] args)</text:p>
            <text:p><text:tab/>{</text:p>
            <text:p><text:tab/><text:tab/><text:span text:style-name="T5">//using anonymous inner class</text:span></text:p>
            <text:p><text:tab/><text:tab/>FunctionalInterfaceTest fit = new FunctionalInterfaceTest(){</text:p>
            <text:p><text:s text:c="8"/><text:tab/></text:p>
            <text:p><text:tab/><text:tab/>public void display()</text:p>
            <text:p><text:tab/><text:tab/>{</text:p>
            <text:p><text:s text:c="11"/><text:tab/><text:tab/>System.out.println("Display from old way");</text:p>
            <text:p><text:s text:c="8"/><text:tab/>}</text:p>
            <text:p><text:tab/>};</text:p>
            <text:p><text:s text:c="5"/>fit.display();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3" draw:layer="layout" svg:width="24.5cm" svg:height="18.5cm" svg:x="2cm" svg:y="1.5cm">
          <draw:text-box>
            <text:list text:style-name="L1">
              <text:list-item>
                <text:p><text:span text:style-name="T6">Functional interface can not have more than one abstract method but it can have more than one default methods.</text:span></text:p>
                <text:p><text:span text:style-name="T6"/></text:p>
              </text:list-item>
              <text:list-item>
                <text:p><text:span text:style-name="T6">Default methods are introduced in Java 8.</text:span></text:p>
                <text:p><text:span text:style-name="T6"/></text:p>
                <text:p><text:span text:style-name="T6">interface Drawable{ <text:s/></text:span></text:p>
                <text:p><text:span text:style-name="T6">void draw(); <text:s/></text:span><text:span text:style-name="T6"><text:tab/></text:span><text:span text:style-name="T6"><text:tab/></text:span><text:span text:style-name="T6"><text:tab/></text:span><text:span text:style-name="T7">//abstract method</text:span></text:p>
                <text:p><text:span text:style-name="T6">default void msg()</text:span><text:span text:style-name="T6"><text:tab/></text:span><text:span text:style-name="T7">//default method</text:span></text:p>
                <text:p><text:span text:style-name="T6">{</text:span></text:p>
                <text:list>
                  <text:list-header>
                    <text:p><text:span text:style-name="T6">System.out.println("default method");} <text:s/></text:span></text:p>
                  </text:list-header>
                </text:list>
                <text:p><text:span text:style-name="T6">} <text:s/></text:span></text:p>
                <text:list>
                  <text:list-header>
                    <text:p><text:span text:style-name="T6">class Rectangle implements Drawable{ <text:s/></text:span></text:p>
                    <text:p><text:span text:style-name="T6">public void draw()</text:span></text:p>
                    <text:p><text:span text:style-name="T6">{System.out.println("drawing rectangle");} <text:s/></text:span></text:p>
                    <text:p><text:span text:style-name="T6">} <text:s/></text:span></text:p>
                  </text:list-header>
                </text:list>
                <text:p><text:span text:style-name="T6">class TestInterfaceDefault{ <text:s/></text:span></text:p>
                <text:p><text:span text:style-name="T6">public static void main(String args[]){ <text:s/></text:span></text:p>
                <text:p><text:span text:style-name="T6">Drawable d=new Rectangle(); <text:s/></text:span></text:p>
                <text:p><text:span text:style-name="T6">d.draw(); <text:s/></text:span></text:p>
                <text:p><text:span text:style-name="T6">d.msg(); <text:s/></text:span></text:p>
                <text:p><text:span text:style-name="T6">}}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0M34S</meta:editing-duration>
    <meta:editing-cycles>3</meta:editing-cycles>
    <meta:generator>LibreOffice/5.1.5.2$Windows_X86_64 LibreOffice_project/7a864d8825610a8c07cfc3bc01dd4fce6a9447e5</meta:generator>
    <dc:date>2019-05-30T18:58:45.949000000</dc:date>
    <meta:document-statistic meta:object-count="34"/>
  </office:meta>
</office:document-meta>
</file>